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ercury Text G2 Bold" svg:font-family="'Mercury Text G2 Bold'" style:font-adornments="Bold" style:font-family-generic="modern" style:font-pitch="variable"/>
    <style:font-face style:name="Missive" svg:font-family="Missive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2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3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 style:master-page-name="Standard">
      <style:paragraph-properties style:page-number="1"/>
      <style:text-properties fo:language="en" fo:country="US"/>
    </style:style>
    <style:style style:name="P4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5" style:family="paragraph" style:parent-style-name="Exalted">
      <style:text-properties fo:language="en" fo:country="US"/>
    </style:style>
    <style:style style:name="P6" style:family="paragraph" style:parent-style-name="Exalted">
      <style:text-properties fo:language="en" fo:country="US" fo:font-weight="bold" style:font-weight-asian="bold"/>
    </style:style>
    <style:style style:name="P7" style:family="paragraph" style:parent-style-name="Exalted">
      <style:text-properties fo:color="#1c4587" loext:opacity="100%" style:font-name="Modern Antiqua" fo:font-size="16pt" fo:language="en" fo:country="US" style:font-name-asian="Modern Antiqua1" style:font-size-asian="16pt" style:font-name-complex="Modern Antiqua1" style:font-size-complex="16pt"/>
    </style:style>
    <style:style style:name="P8" style:family="paragraph" style:parent-style-name="Exalted">
      <style:text-properties fo:color="#3d85c6" loext:opacity="100%" style:font-name="Modern Antiqua" fo:font-size="14pt" fo:language="en" fo:country="US" style:font-name-asian="Modern Antiqua1" style:font-size-asian="14pt" style:font-name-complex="Modern Antiqua1" style:font-size-complex="14pt"/>
    </style:style>
    <style:style style:name="P9" style:family="paragraph" style:parent-style-name="Exalted" style:list-style-name="WWNum1">
      <style:paragraph-properties fo:margin-left="0.5in" fo:margin-right="0in" fo:text-indent="-0.25in" style:auto-text-indent="false"/>
      <style:text-properties fo:language="en" fo:country="US"/>
    </style:style>
    <style:style style:name="P10" style:family="paragraph" style:parent-style-name="Exalted" style:list-style-name="WWNum1">
      <style:paragraph-properties fo:margin-left="0.5in" fo:margin-right="0in" fo:margin-top="0in" fo:margin-bottom="0in" style:contextual-spacing="false" fo:text-indent="-0.25in" style:auto-text-indent="false"/>
      <style:text-properties fo:language="en" fo:country="US"/>
    </style:style>
    <style:style style:name="P11" style:family="paragraph" style:parent-style-name="Heading_20_2">
      <style:paragraph-properties fo:margin-top="0in" fo:margin-bottom="0in" style:contextual-spacing="false" fo:line-height="100%"/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text-properties fo:language="en" fo:country="US" fo:font-weight="bold" style:font-weight-asian="bold"/>
    </style:style>
    <style:style style:name="T1" style:family="text">
      <style:text-properties fo:font-weight="bold" style:font-weight-asian="bold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3" text:outline-level="1">Introduction</text:h>
        <text:h text:style-name="P11" text:outline-level="2">Character Creation</text:h>
        <text:p text:style-name="P5">The Nocturnal gains access to the Supernatural Abilities of <text:span text:style-name="T1">Time</text:span>, <text:span text:style-name="T1">Luck</text:span>, <text:span text:style-name="T1">Paradox. </text:span>The Nocturnal gains an additional <text:span text:style-name="T1">Favored Ability</text:span> that must be placed in one of these Supernatural Abilities.</text:p>
        <text:p text:style-name="P5"><text:span text:style-name="T1">Fluctuations</text:span> By spending a Strife Point, the Nocturnal may temporarily alter the world in a way that still obeys the laws of physics. This change should focus on one aspect of the scene that is different, such as <text:s/>“What would this village look like if a historical event happened differently”, or <text:s/>“What if this city had a lake”.</text:p>
        <text:p text:style-name="P5">This change follows the same rules and logic as if it were a Project no more than 10PR in cost, and must follow the <text:span text:style-name="T1">Rules of Anachronism. </text:span>This change lasts for One Day, before reality snaps back into place.</text:p>
        <text:p text:style-name="P5"><text:span text:style-name="T1">Renewal</text:span> On dying, and by spending a Strife Point, the Nocturnal vanishes from the scene to another location they might have been at. They then start a Day-long process of reincarnation into a possibility of who they might have been. While they will have the same memories, their personality, physical appearance, and gender might all change</text:p>
        <text:p text:style-name="P5">If they are again killed during this renewal process, they will truly die.</text:p>
        <text:h text:style-name="P13" text:outline-level="2">Caste</text:h>
        <text:p text:style-name="P6">Nebula</text:p>
        <text:p text:style-name="P5">Spend a Strife Point. Your Anima banner expands around you like a fog, up to (Essence x5) meters in radius. Those you choose who stand who become suffused in it suffer -1 success on all Mental rolls. On specifically perception rolls, they suffer -2 successes.</text:p>
        <text:h text:style-name="P12" text:outline-level="2">Supernatural Abilities</text:h>
        <text:h text:style-name="P4" text:outline-level="3"/>
        <text:h text:style-name="P4" text:outline-level="3">Time</text:h>
        <text:p text:style-name="P5">The endless river of time cannot be changed, but it can be altered, manipulated, and used for the benefit of the Exalt.</text:p>
        <text:p text:style-name="P5">The powers of time may be used to manipulate the speed of actions, skip between near-events, and peer into the past or future for advantage.</text:p>
        <text:p text:style-name="P6">Rules of Anachronism</text:p>
        <text:list xml:id="list3750260159" text:style-name="WWNum1">
          <text:list-item>
            <text:p text:style-name="P10">Life and Death cannot be changed</text:p>
          </text:list-item>
          <text:list-item>
            <text:p text:style-name="P10">Changes may only affect those with an (Essence) score less than the Nocturnal.</text:p>
          </text:list-item>
          <text:list-item>
            <text:p text:style-name="P10">Changes to the past are tricks, and will always snap back to the way they were. However, effects caused by the altered past during the scene will remain.</text:p>
          </text:list-item>
          <text:list-item>
            <text:p text:style-name="P9">Changes must always follow the rules of possibility, and while improbable, must still follow the rules of physics.</text:p>
          </text:list-item>
        </text:list>
        <text:h text:style-name="P4" text:outline-level="3">Luck</text:h>
        <text:p text:style-name="P5">[[Luck is the power of….luck. It’s pretty self-explanatory]].</text:p>
        <text:p text:style-name="P5"><text:span text:style-name="T1">Chance Die</text:span><text:line-break/>Luck often relies on Chance Die for their effects</text:p>
        <text:h text:style-name="P4" text:outline-level="3">Paradox</text:h>
        <text:p text:style-name="P5">Paradox is the holding of two contradictory possibilities at the same time, as well as reversing cause and effect.</text:p>
        <text:h text:style-name="P11" text:outline-level="2">Strife Expression</text:h>
        <text:p text:style-name="P8">Nocturnal Luck</text:p>
        <text:p text:style-name="P5">Spend a Strife Point, and select a Favored Ability. For the remainder of the scene, whenever rolling with that Ability, do so twice, and take the preferred result.</text:p>
        <text:p text:style-name="P7">Great Curse</text:p>
        <text:p text:style-name="P5">Nocturnals are plagued by <text:span text:style-name="T1">Consequences of Meddling</text:span>. Their Primary Favored Supernatural Ability will often lash back in inopportune ways. They may be forced to skip through Time, suffer from bad luck, or find themselves trapped in a paradoxical consequence of their action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ercury Text G2 Bold" svg:font-family="'Mercury Text G2 Bold'" style:font-adornments="Bold" style:font-family-generic="modern" style:font-pitch="variable"/>
    <style:font-face style:name="Missive" svg:font-family="Missive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2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3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>
      <style:paragraph-properties fo:margin-left="0in" fo:margin-right="0in" fo:margin-top="0in" fo:margin-bottom="0.0598in" style:contextual-spacing="false" fo:line-height="100%" fo:text-align="start" style:justify-single-word="false" fo:orphans="0" fo:widows="0" fo:hyphenation-ladder-count="no-limit" fo:text-indent="0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2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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text:bullet-char="°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Missive"/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9T08:48:26.419000000</dc:date>
    <meta:editing-cycles>9</meta:editing-cycles>
    <meta:editing-duration>PT1M40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3" meta:word-count="487" meta:character-count="2852" meta:non-whitespace-character-count="2400"/>
  </office:meta>
</office:document-meta>
</file>